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24f0cb" officeooo:paragraph-rsid="0024f0cb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326eb1" officeooo:paragraph-rsid="00326eb1"/>
    </style:style>
    <style:style style:name="P3" style:family="paragraph" style:parent-style-name="Standard" style:list-style-name="L1">
      <style:paragraph-properties fo:text-align="justify" style:justify-single-word="false"/>
      <style:text-properties style:use-window-font-color="true" officeooo:rsid="00326eb1" officeooo:paragraph-rsid="00326eb1"/>
    </style:style>
    <style:style style:name="P4" style:family="paragraph" style:parent-style-name="Standard" style:list-style-name="L1">
      <style:paragraph-properties fo:text-align="justify" style:justify-single-word="false"/>
      <style:text-properties style:use-window-font-color="true" officeooo:rsid="00326eb1" officeooo:paragraph-rsid="00272ace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 officeooo:rsid="00326eb1" officeooo:paragraph-rsid="003e6338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359938" officeooo:paragraph-rsid="00359938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374df9" officeooo:paragraph-rsid="00374df9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38c26f" officeooo:paragraph-rsid="0038c26f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390f3f" officeooo:paragraph-rsid="00390f3f"/>
    </style:style>
    <style:style style:name="P10" style:family="paragraph" style:parent-style-name="Standard" style:list-style-name="L1">
      <style:paragraph-properties fo:text-align="justify" style:justify-single-word="false"/>
      <style:text-properties style:text-underline-style="none" officeooo:rsid="00393649" officeooo:paragraph-rsid="00393649"/>
    </style:style>
    <style:style style:name="P11" style:family="paragraph" style:parent-style-name="Standard" style:list-style-name="L1">
      <style:paragraph-properties fo:text-align="justify" style:justify-single-word="false"/>
      <style:text-properties style:text-underline-style="none" officeooo:rsid="003a4dd9" officeooo:paragraph-rsid="003a4dd9"/>
    </style:style>
    <style:style style:name="P12" style:family="paragraph" style:parent-style-name="Standard" style:list-style-name="L1">
      <style:paragraph-properties fo:text-align="justify" style:justify-single-word="false"/>
      <style:text-properties style:text-underline-style="none" officeooo:rsid="003b8606" officeooo:paragraph-rsid="003b8606"/>
    </style:style>
    <style:style style:name="P13" style:family="paragraph" style:parent-style-name="Standard" style:list-style-name="L1">
      <style:paragraph-properties fo:text-align="justify" style:justify-single-word="false"/>
      <style:text-properties style:text-underline-style="none" officeooo:rsid="003c65c5" officeooo:paragraph-rsid="003c65c5"/>
    </style:style>
    <style:style style:name="P14" style:family="paragraph" style:parent-style-name="Standard" style:list-style-name="L1">
      <style:paragraph-properties fo:text-align="justify" style:justify-single-word="false"/>
      <style:text-properties style:text-underline-style="none" officeooo:rsid="003e6338" officeooo:paragraph-rsid="003e6338"/>
    </style:style>
    <style:style style:name="P15" style:family="paragraph" style:parent-style-name="Standard" style:list-style-name="L1">
      <style:paragraph-properties fo:text-align="justify" style:justify-single-word="false"/>
      <style:text-properties style:text-underline-style="none" officeooo:rsid="003fee05" officeooo:paragraph-rsid="003fee05"/>
    </style:style>
    <style:style style:name="P16" style:family="paragraph" style:parent-style-name="Standard" style:list-style-name="L1">
      <style:paragraph-properties fo:text-align="justify" style:justify-single-word="false"/>
      <style:text-properties style:text-underline-style="none" officeooo:rsid="003fee05" officeooo:paragraph-rsid="00401813"/>
    </style:style>
    <style:style style:name="P17" style:family="paragraph" style:parent-style-name="Standard" style:list-style-name="L1">
      <style:paragraph-properties fo:text-align="justify" style:justify-single-word="false"/>
      <style:text-properties style:text-underline-style="none" officeooo:rsid="0040929f" officeooo:paragraph-rsid="0040929f"/>
    </style:style>
    <style:style style:name="P18" style:family="paragraph" style:parent-style-name="Standard" style:list-style-name="L1">
      <style:paragraph-properties fo:text-align="justify" style:justify-single-word="false"/>
      <style:text-properties style:text-underline-style="none" officeooo:rsid="0040e101" officeooo:paragraph-rsid="0040e101"/>
    </style:style>
    <style:style style:name="P19" style:family="paragraph" style:parent-style-name="Standard" style:list-style-name="L1">
      <style:paragraph-properties fo:text-align="justify" style:justify-single-word="false"/>
      <style:text-properties style:text-underline-style="none" officeooo:rsid="0040e101" officeooo:paragraph-rsid="00420df4"/>
    </style:style>
    <style:style style:name="P20" style:family="paragraph" style:parent-style-name="Standard" style:list-style-name="L1">
      <style:paragraph-properties fo:text-align="justify" style:justify-single-word="false"/>
      <style:text-properties style:text-underline-style="none" officeooo:rsid="0043ff11" officeooo:paragraph-rsid="0043ff11"/>
    </style:style>
    <style:style style:name="P21" style:family="paragraph" style:parent-style-name="Standard" style:list-style-name="L1">
      <style:paragraph-properties fo:text-align="justify" style:justify-single-word="false"/>
      <style:text-properties style:text-underline-style="none" officeooo:rsid="0047f2d0" officeooo:paragraph-rsid="0047f2d0"/>
    </style:style>
    <style:style style:name="P22" style:family="paragraph" style:parent-style-name="Standard" style:list-style-name="L1">
      <style:paragraph-properties fo:text-align="justify" style:justify-single-word="false"/>
      <style:text-properties style:text-underline-style="none" officeooo:rsid="00492cd9" officeooo:paragraph-rsid="00492cd9"/>
    </style:style>
    <style:style style:name="T1" style:family="text">
      <style:text-properties officeooo:rsid="00326eb1"/>
    </style:style>
    <style:style style:name="T2" style:family="text">
      <style:text-properties officeooo:rsid="00343efa"/>
    </style:style>
    <style:style style:name="T3" style:family="text">
      <style:text-properties officeooo:rsid="003a0739"/>
    </style:style>
    <style:style style:name="T4" style:family="text">
      <style:text-properties officeooo:rsid="003e6338"/>
    </style:style>
    <style:style style:name="T5" style:family="text">
      <style:text-properties officeooo:rsid="003ed007"/>
    </style:style>
    <style:style style:name="T6" style:family="text">
      <style:text-properties officeooo:rsid="00401813"/>
    </style:style>
    <style:style style:name="T7" style:family="text">
      <style:text-properties officeooo:rsid="00420df4"/>
    </style:style>
    <style:style style:name="T8" style:family="text">
      <style:text-properties officeooo:rsid="00459fef"/>
    </style:style>
    <style:style style:name="T9" style:family="text">
      <style:text-properties officeooo:rsid="0047e2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ensagens emitidas pelo Sistema</text:span> Processo Seletivo.</text:p>
      <text:list xml:id="list8252486646605655523" text:style-name="L1">
        <text:list-item>
          <text:p text:style-name="P2">Msg01 – Nome inválido!</text:p>
        </text:list-item>
        <text:list-item>
          <text:p text:style-name="P3">Msg02 – Email inválido!</text:p>
        </text:list-item>
        <text:list-item>
          <text:p text:style-name="P4">Msg03 – CNPJ inválido!</text:p>
        </text:list-item>
        <text:list-item>
          <text:p text:style-name="P3">Msg04 – CPF inválido!</text:p>
        </text:list-item>
        <text:list-item>
          <text:p text:style-name="P5">Msg05 – <text:span text:style-name="T4">O tipo de documento de habilitação selecionado não é válido para o cargo.</text:span></text:p>
        </text:list-item>
        <text:list-item>
          <text:p text:style-name="P3">Msg06 – <text:span text:style-name="T5">A c</text:span>ombinação [cargo x templo de experiência x salário <text:span text:style-name="T5">x vagas </text:span>] <text:span text:style-name="T5">não é </text:span>válida!</text:p>
        </text:list-item>
        <text:list-item>
          <text:p text:style-name="P2">Msg07 – <text:span text:style-name="T2">Não existe u</text:span>suário <text:span text:style-name="T2">cadas</text:span>trado <text:span text:style-name="T2">com o e-mail informado!</text:span></text:p>
        </text:list-item>
        <text:list-item>
          <text:p text:style-name="P6">Msg08 – Usuário não encontrado!</text:p>
        </text:list-item>
        <text:list-item>
          <text:p text:style-name="P7">Msg09 – Inscrição realizada com sucesso!</text:p>
        </text:list-item>
        <text:list-item>
          <text:p text:style-name="P8">Msg10 – Não existem vagas disponíveis no momento!</text:p>
        </text:list-item>
        <text:list-item>
          <text:p text:style-name="P9">Msg11 – <text:bookmark-start text:name="__DdeLink__1083_1707243816"/>Entrevistas agendadas com sucesso;<text:bookmark-end text:name="__DdeLink__1083_1707243816"/></text:p>
        </text:list-item>
        <text:list-item>
          <text:p text:style-name="P10">Msg12 – <text:span text:style-name="T3">Erro ao enviar o e-mail;</text:span></text:p>
        </text:list-item>
        <text:list-item>
          <text:p text:style-name="P11">Msg13 – <text:bookmark-start text:name="__DdeLink__1216_1707243816"/><text:span text:style-name="T8">Entrevista realizada com sucesso, d</text:span>eseja realizar alguma outra?<text:bookmark-end text:name="__DdeLink__1216_1707243816"/></text:p>
        </text:list-item>
        <text:list-item>
          <text:p text:style-name="P12">Msg1<text:span text:style-name="T4">4</text:span> – A<text:span text:style-name="T9">valiação</text:span> de candidatos efetuada com sucesso.</text:p>
        </text:list-item>
        <text:list-item>
          <text:p text:style-name="P13">Msg1<text:span text:style-name="T4">5</text:span> – Nenhuma empresa encontrada com os dados informados.</text:p>
        </text:list-item>
        <text:list-item>
          <text:p text:style-name="P13">Msg1<text:span text:style-name="T4">6</text:span> – Não foi encontrado nenhum cargo com o nome informado.</text:p>
        </text:list-item>
        <text:list-item>
          <text:p text:style-name="P14">Msg17 – Vagas <text:span text:style-name="T6">p</text:span>ublicadas com sucesso!</text:p>
        </text:list-item>
        <text:list-item>
          <text:p text:style-name="P15">Msg18 – Inscrição <text:span text:style-name="T6">a</text:span>lterada com <text:span text:style-name="T6">s</text:span>ucesso!</text:p>
        </text:list-item>
        <text:list-item>
          <text:p text:style-name="P16">Msg1<text:span text:style-name="T6">9</text:span> – Inscrição <text:span text:style-name="T6">cancelada</text:span> com <text:span text:style-name="T6">s</text:span>ucesso!</text:p>
        </text:list-item>
        <text:list-item>
          <text:p text:style-name="P17">Msg20 – Não existe vaga disponível referente a empresa e cargo informados.</text:p>
        </text:list-item>
        <text:list-item>
          <text:p text:style-name="P18">Msg21 – A inscrição não pode ser alterada, pois viola a RN10.</text:p>
        </text:list-item>
        <text:list-item>
          <text:p text:style-name="P19">Msg2<text:span text:style-name="T7">2</text:span> – A inscrição não pode ser <text:span text:style-name="T7">cancel</text:span>ada, pois viola a RN10.</text:p>
        </text:list-item>
        <text:list-item>
          <text:p text:style-name="P20">Msg23 – <text:bookmark-start text:name="__DdeLink__497_1707243816"/>Nenhuma inscrição encontrada para este usuário.<text:bookmark-end text:name="__DdeLink__497_1707243816"/></text:p>
        </text:list-item>
        <text:list-item>
          <text:p text:style-name="P21">Msg24 – Resultado reportado corretamente.</text:p>
        </text:list-item>
        <text:list-item>
          <text:p text:style-name="P22">Msg25 – Não encontrada entrevista agendada para o candidato nesta da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6-06-08T17:37:53.335986881</meta:creation-date>
    <meta:generator>LibreOffice/5.1.3.2$Linux_X86_64 LibreOffice_project/10m0$Build-2</meta:generator>
    <dc:date>2016-06-22T09:37:28.403588856</dc:date>
    <meta:editing-duration>PT3H27M11S</meta:editing-duration>
    <meta:editing-cycles>34</meta:editing-cycles>
    <meta:document-statistic meta:table-count="0" meta:image-count="0" meta:object-count="0" meta:page-count="1" meta:paragraph-count="26" meta:word-count="212" meta:character-count="1349" meta:non-whitespace-character-count="1163"/>
  </office:meta>
</office:document-meta>
</file>